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3.404cm" draw:shadow="hidden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6cm" fo:min-width="3.306cm" draw:shadow="visib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6cm" fo:min-width="5.306cm" draw:shadow="hidden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6cm" fo:min-width="5.306cm" draw:shadow="visib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4.404cm" draw:shadow="visib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5.404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Noto Sans"/>
    </style:style>
    <style:style style:name="P2" style:family="paragraph">
      <loext:graphic-properties draw:fill="solid" draw:fill-color="#ffffff"/>
      <style:paragraph-properties fo:text-align="center"/>
      <style:text-properties style:font-name="Noto Sans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cm" svg:height="1cm" svg:x="7cm" svg:y="2cm">
          <text:p text:style-name="P1">Spo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cm" svg:height="2cm" svg:x="7cm" svg:y="4cm">
          <text:p text:style-name="P1">Komitet</text:p>
          <text:p text:style-name="P1">sterują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cm" svg:height="1cm" svg:x="1cm" svg:y="11cm">
          <text:p text:style-name="P1">Koordyn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cm" svg:height="2cm" svg:x="7cm" svg:y="10.5cm">
          <text:p text:style-name="P1">Kierownicy</text:p>
          <text:p text:style-name="P1">gałęz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6cm" svg:height="2cm" svg:x="13cm" svg:y="4cm">
          <text:p text:style-name="P1">Kierownik</text:p>
          <text:p text:style-name="P1">kontroli jakośc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6cm" svg:height="2cm" svg:x="13cm" svg:y="7cm">
          <text:p text:style-name="P1">Oficerowie jakośc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5cm" svg:height="1cm" svg:x="4cm" svg:y="14cm">
          <text:p text:style-name="P1">Lider zespoł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5cm" svg:height="1cm" svg:x="4cm" svg:y="16cm">
          <text:p text:style-name="P1">Zespó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6cm" svg:height="2cm" svg:x="13cm" svg:y="16.5cm">
          <text:p text:style-name="P1">Naukow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6cm" svg:height="2cm" svg:x="13cm" svg:y="13.5cm">
          <text:p text:style-name="P1">Projektanci</text:p>
          <text:p text:style-name="P1">systemó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6cm" svg:height="1cm" svg:x="13cm" svg:y="11cm">
          <text:p text:style-name="P1">Projekt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1cm" svg:y1="5cm" svg:x2="13cm" svg:y2="5cm" draw:start-shape="id1" draw:start-glue-point="1" draw:end-shape="id2" draw:end-glue-point="3" svg:d="M11000 5000h2000" svg:viewBox="0 0 2001 1">
          <text:p/>
        </draw:connector>
        <draw:connector draw:style-name="gr7" draw:text-style-name="P3" draw:layer="layout" svg:x1="9cm" svg:y1="3cm" svg:x2="9cm" svg:y2="4cm" draw:start-shape="id3" draw:start-glue-point="2" draw:end-shape="id1" draw:end-glue-point="0" svg:d="M9000 3000v1000" svg:viewBox="0 0 1 1001">
          <text:p/>
        </draw:connector>
        <draw:connector draw:style-name="gr7" draw:text-style-name="P3" draw:layer="layout" svg:x1="9cm" svg:y1="6cm" svg:x2="9cm" svg:y2="10.5cm" draw:start-shape="id1" draw:start-glue-point="2" draw:end-shape="id4" draw:end-glue-point="0" svg:d="M9000 6000v4500" svg:viewBox="0 0 1 4501">
          <text:p/>
        </draw:connector>
        <draw:connector draw:style-name="gr7" draw:text-style-name="P3" draw:layer="layout" svg:x1="16cm" svg:y1="6cm" svg:x2="16cm" svg:y2="7cm" draw:start-shape="id2" draw:start-glue-point="2" draw:end-shape="id5" draw:end-glue-point="0" svg:d="M16000 6000v1000" svg:viewBox="0 0 1 1001">
          <text:p/>
        </draw:connector>
        <draw:connector draw:style-name="gr7" draw:text-style-name="P3" draw:layer="layout" svg:x1="16cm" svg:y1="12cm" svg:x2="16cm" svg:y2="13.5cm" draw:start-shape="id6" draw:end-shape="id7" draw:end-glue-point="0" svg:d="M16000 12000v1500" svg:viewBox="0 0 1 1501">
          <text:p/>
        </draw:connector>
        <draw:connector draw:style-name="gr7" draw:text-style-name="P3" draw:layer="layout" svg:x1="13cm" svg:y1="14.5cm" svg:x2="9cm" svg:y2="14.5cm" draw:start-shape="id7" draw:start-glue-point="3" draw:end-shape="id8" svg:d="M13000 14500h-4000" svg:viewBox="0 0 4001 1">
          <text:p/>
        </draw:connector>
        <draw:connector draw:style-name="gr7" draw:text-style-name="P3" draw:layer="layout" svg:x1="6.5cm" svg:y1="15cm" svg:x2="6.5cm" svg:y2="16cm" draw:start-shape="id8" draw:start-glue-point="2" draw:end-shape="id9" draw:end-glue-point="0" svg:d="M6500 15000v1000" svg:viewBox="0 0 1 1001">
          <text:p/>
        </draw:connector>
        <draw:connector draw:style-name="gr7" draw:text-style-name="P3" draw:layer="layout" svg:x1="7cm" svg:y1="5cm" svg:x2="3cm" svg:y2="11cm" draw:start-shape="id1" draw:start-glue-point="3" draw:end-shape="id10" draw:end-glue-point="0" svg:d="M7000 5000h-4000v6000" svg:viewBox="0 0 4001 6001">
          <text:p/>
        </draw:connector>
        <draw:connector draw:style-name="gr7" draw:text-style-name="P3" draw:layer="layout" svg:x1="5cm" svg:y1="11.5cm" svg:x2="7cm" svg:y2="11.5cm" draw:start-shape="id10" draw:start-glue-point="1" draw:end-shape="id4" svg:d="M5000 11500h2000" svg:viewBox="0 0 2001 1">
          <text:p/>
        </draw:connector>
        <draw:connector draw:style-name="gr7" draw:text-style-name="P3" draw:layer="layout" svg:x1="13cm" svg:y1="11.5cm" svg:x2="11cm" svg:y2="11.5cm" draw:start-shape="id6" draw:start-glue-point="3" draw:end-shape="id4" svg:d="M13000 11500h-2000" svg:viewBox="0 0 2001 1">
          <text:p/>
        </draw:connector>
        <draw:connector draw:style-name="gr7" draw:text-style-name="P3" draw:layer="layout" draw:line-skew="-2.201cm" svg:x1="16cm" svg:y1="9cm" svg:x2="6.5cm" svg:y2="14cm" draw:start-shape="id5" draw:start-glue-point="2" draw:end-shape="id8" svg:d="M16000 9000v400h-9500v4600" svg:viewBox="0 0 9501 5001">
          <text:p/>
        </draw:connector>
        <draw:connector draw:style-name="gr7" draw:text-style-name="P3" draw:layer="layout" svg:x1="9cm" svg:y1="12.5cm" svg:x2="6.5cm" svg:y2="14cm" draw:start-shape="id4" draw:start-glue-point="2" draw:end-shape="id8" draw:end-glue-point="0" svg:d="M9000 12500v851h-2500v649" svg:viewBox="0 0 2501 1501">
          <text:p/>
        </draw:connector>
        <draw:connector draw:style-name="gr8" draw:text-style-name="P3" draw:layer="layout" svg:x1="9cm" svg:y1="16.5cm" svg:x2="13cm" svg:y2="17.5cm" draw:start-shape="id9" draw:start-glue-point="1" draw:end-shape="id11" svg:d="M9000 16500h2101v1000h1899" svg:viewBox="0 0 4001 1001">
          <text:p/>
        </draw:connector>
        <draw:connector draw:style-name="gr8" draw:text-style-name="P3" draw:layer="layout" svg:x1="16cm" svg:y1="15.5cm" svg:x2="16cm" svg:y2="16.5cm" draw:start-shape="id7" draw:start-glue-point="2" draw:end-shape="id11" draw:end-glue-point="0" svg:d="M16000 15500v1000" svg:viewBox="0 0 1 1001">
          <text:p/>
        </draw:connector>
        <draw:connector draw:style-name="gr8" draw:text-style-name="P3" draw:layer="layout" svg:x1="19cm" svg:y1="8cm" svg:x2="19cm" svg:y2="17.5cm" draw:start-shape="id5" draw:start-glue-point="1" draw:end-shape="id11" svg:d="M19000 8000h702v9500h-702" svg:viewBox="0 0 703 9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06:09:30.156315786</meta:creation-date>
    <meta:generator>LibreOffice/5.2.4.2.0$Linux_X86_64 LibreOffice_project/20m0$Build-2</meta:generator>
    <dc:date>2017-01-07T06:31:27.138722864</dc:date>
    <meta:editing-duration>PT21M50S</meta:editing-duration>
    <meta:editing-cycles>20</meta:editing-cycles>
    <meta:document-statistic meta:object-count="26"/>
  </office:meta>
</office:document-meta>
</file>